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eryManagerImpl.QueryManagerImpl( Session session , ManagerProvider mgrProvider , ItemManager itemMgr , WorkspaceManager wsp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ueryManagerImpl.getSupportedQueryLangu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ManagerImpl.getQuery(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ueryManagerImpl.checkIsAli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eryManagerImpl.createQuery( String statement ,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